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BuildException.DocumentBuild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BuildException.DocumentBuild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BuildException.DocumentBuil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BuildException.DocumentBuild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